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D300000129B000004A9D44EB129AA9A5617.svg" manifest:media-type="image/svg+xml"/>
  <manifest:file-entry manifest:full-path="Pictures/10000001000000B40000002DEF242C4CF0B9FE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43cm" fo:min-width="4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193cm" svg:x="-0.128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62cm" svg:height="1.192cm" svg:x="0cm" svg:y="0cm">
          <draw:image xlink:href="Pictures/10000D300000129B000004A9D44EB129AA9A5617.svg" xlink:type="simple" xlink:show="embed" xlink:actuate="onLoad" draw:mime-type="image/svg+xml">
            <text:p/>
          </draw:image>
          <draw:image xlink:href="Pictures/10000001000000B40000002DEF242C4CF0B9FE1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2cm" fo:margin-bottom="0.122cm" fo:margin-left="0.122cm" fo:margin-right="0.122cm" fo:page-width="4.763cm" fo:page-height="1.1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29T20:10:51.419000000</dc:date>
    <meta:editing-duration>PT1H4M6S</meta:editing-duration>
    <meta:editing-cycles>1</meta:editing-cycles>
    <meta:document-statistic meta:object-count="2"/>
    <meta:generator>LibreOffice/7.2.2.2$Windows_X86_64 LibreOffice_project/02b2acce88a210515b4a5bb2e46cbfb63fe97d56</meta:generator>
  </office:meta>
</office:document-meta>
</file>